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extSpringFactoriesUtils.loadFactoryImplementations( Class &lt; T &gt; factor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extSpringFactoriesUtils.classNames( Collection &lt; ? &gt; 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SpringFactoriesUtils.TestContextSpringFactories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